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0pt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26ac2" officeooo:paragraph-rsid="00026ac2" style:font-size-asian="14pt" style:font-size-complex="14pt"/>
    </style:style>
    <style:style style:name="P3" style:family="paragraph" style:parent-style-name="Standard">
      <style:text-properties fo:font-size="14pt" officeooo:rsid="00026ac2" officeooo:paragraph-rsid="00026ac2" style:font-size-asian="14pt" style:font-size-complex="14pt"/>
    </style:style>
    <style:style style:name="P4" style:family="paragraph" style:parent-style-name="Standard">
      <style:text-properties officeooo:rsid="00026ac2" officeooo:paragraph-rsid="00026ac2"/>
    </style:style>
    <style:style style:name="P5" style:family="paragraph" style:parent-style-name="Standard">
      <style:paragraph-properties fo:text-align="start" style:justify-single-word="false"/>
      <style:text-properties officeooo:rsid="00026ac2" officeooo:paragraph-rsid="00026ac2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26ac2" officeooo:paragraph-rsid="00026ac2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officeooo:rsid="00026ac2" officeooo:paragraph-rsid="00026ac2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2pt" officeooo:rsid="00026ac2" officeooo:paragraph-rsid="00026ac2" style:font-size-asian="10.5pt" style:font-size-complex="12pt"/>
    </style:style>
    <style:style style:name="P9" style:family="paragraph" style:parent-style-name="the_5f_header">
      <style:text-properties officeooo:rsid="00026ac2"/>
    </style:style>
    <style:style style:name="P10" style:family="paragraph" style:parent-style-name="the_5f_code">
      <style:text-properties officeooo:rsid="00153a8f" officeooo:paragraph-rsid="00153a8f"/>
    </style:style>
    <style:style style:name="P11" style:family="paragraph" style:parent-style-name="the_5f_code">
      <style:text-properties fo:font-size="11pt" fo:font-weight="bold" officeooo:paragraph-rsid="001d7e4d" style:font-size-asian="11pt" style:font-weight-asian="bold" style:font-size-complex="11pt" style:font-weight-complex="bold"/>
    </style:style>
    <style:style style:name="P12" style:family="paragraph" style:parent-style-name="the_5f_code">
      <style:text-properties fo:font-size="11pt" fo:font-weight="bold" officeooo:rsid="001d7e4d" officeooo:paragraph-rsid="001d7e4d" style:font-size-asian="11pt" style:font-weight-asian="bold" style:font-size-complex="11pt" style:font-weight-complex="bold"/>
    </style:style>
    <style:style style:name="P13" style:family="paragraph" style:parent-style-name="the_5f_code">
      <style:text-properties officeooo:rsid="001d7e4d" officeooo:paragraph-rsid="001d7e4d"/>
    </style:style>
    <style:style style:name="P14" style:family="paragraph" style:parent-style-name="the_5f_code">
      <style:text-properties officeooo:rsid="001e1a5e" officeooo:paragraph-rsid="001e1a5e"/>
    </style:style>
    <style:style style:name="P15" style:family="paragraph" style:parent-style-name="the_5f_code">
      <style:text-properties officeooo:rsid="0020199a"/>
    </style:style>
    <style:style style:name="P16" style:family="paragraph" style:parent-style-name="the_5f_code">
      <style:text-properties officeooo:rsid="0020199a" officeooo:paragraph-rsid="0020199a"/>
    </style:style>
    <style:style style:name="P17" style:family="paragraph" style:parent-style-name="the_5f_code">
      <style:text-properties officeooo:rsid="0020199a" officeooo:paragraph-rsid="0020bc5e"/>
    </style:style>
    <style:style style:name="P18" style:family="paragraph" style:parent-style-name="the_5f_plaintext">
      <style:text-properties officeooo:rsid="0017cf5e"/>
    </style:style>
    <style:style style:name="P19" style:family="paragraph" style:parent-style-name="the_5f_plaintext">
      <style:text-properties officeooo:paragraph-rsid="00187500"/>
    </style:style>
    <style:style style:name="P20" style:family="paragraph" style:parent-style-name="the_5f_plaintext">
      <style:text-properties fo:font-weight="bold" officeooo:paragraph-rsid="001c4961" style:font-weight-asian="bold" style:font-weight-complex="bold"/>
    </style:style>
    <style:style style:name="P21" style:family="paragraph" style:parent-style-name="the_5f_plaintext">
      <style:text-properties fo:font-weight="bold" officeooo:paragraph-rsid="0020199a" style:font-weight-asian="bold" style:font-weight-complex="bold"/>
    </style:style>
    <style:style style:name="P22" style:family="paragraph" style:parent-style-name="the_5f_plaintext">
      <style:text-properties fo:font-weight="bold" officeooo:paragraph-rsid="0020bc5e" style:font-weight-asian="bold" style:font-weight-complex="bold"/>
    </style:style>
    <style:style style:name="P23" style:family="paragraph" style:parent-style-name="the_5f_plaintext">
      <style:text-properties fo:font-weight="bold" officeooo:rsid="001a6980" style:font-weight-asian="bold" style:font-weight-complex="bold"/>
    </style:style>
    <style:style style:name="P24" style:family="paragraph" style:parent-style-name="the_5f_plaintext">
      <style:text-properties fo:font-weight="bold" officeooo:rsid="001a6980" officeooo:paragraph-rsid="001c4961" style:font-weight-asian="bold" style:font-weight-complex="bold"/>
    </style:style>
    <style:style style:name="P25" style:family="paragraph" style:parent-style-name="the_5f_plaintext">
      <style:text-properties fo:font-weight="bold" officeooo:rsid="0020199a" style:font-weight-asian="bold" style:font-weight-complex="bold"/>
    </style:style>
    <style:style style:name="P26" style:family="paragraph" style:parent-style-name="the_5f_plaintext">
      <style:text-properties fo:font-weight="bold" officeooo:rsid="0020199a" officeooo:paragraph-rsid="0020199a" style:font-weight-asian="bold" style:font-weight-complex="bold"/>
    </style:style>
    <style:style style:name="P27" style:family="paragraph" style:parent-style-name="the_5f_plaintext">
      <style:text-properties officeooo:paragraph-rsid="001c4961"/>
    </style:style>
    <style:style style:name="P28" style:family="paragraph" style:parent-style-name="the_5f_plaintext">
      <style:text-properties officeooo:paragraph-rsid="0020bc5e"/>
    </style:style>
    <style:style style:name="P29" style:family="paragraph" style:parent-style-name="the_5f_plaintext">
      <style:text-properties officeooo:rsid="001739cf" officeooo:paragraph-rsid="0020199a"/>
    </style:style>
    <style:style style:name="P30" style:family="paragraph" style:parent-style-name="the_5f_plaintext">
      <style:text-properties fo:font-size="13pt" fo:font-weight="bold" officeooo:rsid="001a6980" style:font-size-asian="13pt" style:font-weight-asian="bold" style:font-size-complex="13pt" style:font-weight-complex="bold"/>
    </style:style>
    <style:style style:name="P31" style:family="paragraph" style:parent-style-name="the_5f_plaintext">
      <style:text-properties officeooo:rsid="001c4961" officeooo:paragraph-rsid="001c4961"/>
    </style:style>
    <style:style style:name="P32" style:family="paragraph" style:parent-style-name="the_5f_plaintext">
      <style:text-properties officeooo:rsid="0020199a"/>
    </style:style>
    <style:style style:name="P33" style:family="paragraph" style:parent-style-name="the_5f_plaintext">
      <style:text-properties officeooo:rsid="0020199a" officeooo:paragraph-rsid="0020199a"/>
    </style:style>
    <style:style style:name="P34" style:family="paragraph" style:parent-style-name="the_5f_plaintext">
      <style:text-properties officeooo:rsid="0020199a" officeooo:paragraph-rsid="0020bc5e"/>
    </style:style>
    <style:style style:name="P35" style:family="paragraph" style:parent-style-name="the_5f_list">
      <style:text-properties officeooo:rsid="00026ac2" officeooo:paragraph-rsid="00199434"/>
    </style:style>
    <style:style style:name="P36" style:family="paragraph" style:parent-style-name="the_5f_list">
      <style:text-properties officeooo:rsid="00026ac2" officeooo:paragraph-rsid="001a6980"/>
    </style:style>
    <style:style style:name="P37" style:family="paragraph" style:parent-style-name="the_5f_list">
      <style:text-properties officeooo:rsid="00026ac2" officeooo:paragraph-rsid="001c4961"/>
    </style:style>
    <style:style style:name="P38" style:family="paragraph" style:parent-style-name="the_5f_list">
      <style:text-properties officeooo:rsid="00187500" officeooo:paragraph-rsid="00187500"/>
    </style:style>
    <style:style style:name="P39" style:family="paragraph" style:parent-style-name="the_5f_list">
      <style:text-properties officeooo:rsid="00187500" officeooo:paragraph-rsid="001a6980"/>
    </style:style>
    <style:style style:name="P40" style:family="paragraph" style:parent-style-name="the_5f_list">
      <style:text-properties officeooo:rsid="00199434" officeooo:paragraph-rsid="00199434"/>
    </style:style>
    <style:style style:name="P41" style:family="paragraph" style:parent-style-name="the_5f_list">
      <style:text-properties officeooo:rsid="001a6980" officeooo:paragraph-rsid="001a6980"/>
    </style:style>
    <style:style style:name="P42" style:family="paragraph" style:parent-style-name="the_5f_list">
      <style:text-properties officeooo:rsid="001c4961" officeooo:paragraph-rsid="001c4961"/>
    </style:style>
    <style:style style:name="P43" style:family="paragraph" style:parent-style-name="Standard">
      <style:text-properties officeooo:rsid="00026ac2" officeooo:paragraph-rsid="00026ac2"/>
    </style:style>
    <style:style style:name="P44" style:family="paragraph" style:parent-style-name="Footer">
      <style:paragraph-properties fo:text-align="end" style:justify-single-word="false"/>
      <style:text-properties fo:font-size="10pt" style:font-size-asian="8.75pt" style:font-size-complex="10pt"/>
    </style:style>
    <style:style style:name="P45" style:family="paragraph" style:parent-style-name="the_5f_plaintext">
      <style:text-properties officeooo:rsid="0020199a" officeooo:paragraph-rsid="0020199a"/>
    </style:style>
    <style:style style:name="P46" style:family="paragraph" style:parent-style-name="the_5f_plaintext">
      <style:text-properties officeooo:paragraph-rsid="0020bc5e"/>
    </style:style>
    <style:style style:name="P47" style:family="paragraph" style:parent-style-name="the_5f_list" style:list-style-name="L1">
      <style:text-properties officeooo:rsid="0017cf5e"/>
    </style:style>
    <style:style style:name="P48" style:family="paragraph" style:parent-style-name="the_5f_list" style:list-style-name="L2">
      <style:text-properties officeooo:rsid="0017cf5e"/>
    </style:style>
    <style:style style:name="P49" style:family="paragraph" style:parent-style-name="the_5f_code">
      <style:text-properties officeooo:rsid="001e1a5e" officeooo:paragraph-rsid="001e1a5e"/>
    </style:style>
    <style:style style:name="T1" style:family="text">
      <style:text-properties officeooo:rsid="00153a8f"/>
    </style:style>
    <style:style style:name="T2" style:family="text">
      <style:text-properties officeooo:rsid="0017cf5e"/>
    </style:style>
    <style:style style:name="T3" style:family="text">
      <style:text-properties officeooo:rsid="00187500"/>
    </style:style>
    <style:style style:name="T4" style:family="text">
      <style:text-properties officeooo:rsid="00199434"/>
    </style:style>
    <style:style style:name="T5" style:family="text">
      <style:text-properties officeooo:rsid="001a6980"/>
    </style:style>
    <style:style style:name="T6" style:family="text">
      <style:text-properties officeooo:rsid="001c4961"/>
    </style:style>
    <style:style style:name="T7" style:family="text">
      <style:text-properties officeooo:rsid="001d7e4d"/>
    </style:style>
    <style:style style:name="T8" style:family="text">
      <style:text-properties officeooo:rsid="0020199a"/>
    </style:style>
    <style:style style:name="T9" style:family="text">
      <style:text-properties officeooo:rsid="0020bc5e"/>
    </style:style>
    <style:style style:name="T10" style:family="text">
      <style:text-properties fo:font-weight="bold" officeooo:rsid="0020199a" style:font-weight-asian="bold" style:font-weight-complex="bold"/>
    </style:style>
    <style:style style:name="T11" style:family="text">
      <style:text-properties fo:font-weight="bold" officeooo:rsid="0020bc5e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инистерство образования и науки Российской Федерации</text:p>
      <text:p text:style-name="P2">Новосибирский государственный технический университет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Лабораторная работа № <text:span text:style-name="T2">4</text:span></text:p>
      <text:p text:style-name="P8"/>
      <text:p text:style-name="P7">Порождение нового процесса и работа с ним. запуск программы в рамках порожденного процесса. Сигналы и каналы в ОС UNIX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Факультет<text:tab/><text:tab/>ПМИ</text:p>
      <text:p text:style-name="P3">Группа<text:tab/><text:tab/>ПМ-01</text:p>
      <text:p text:style-name="P3">Бригада<text:tab/><text:tab/>2</text:p>
      <text:p text:style-name="P3">Студенты<text:tab/><text:tab/>Александров М.Е.</text:p>
      <text:p text:style-name="P3"><text:tab/><text:tab/><text:tab/>Жигалов П.С.</text:p>
      <text:p text:style-name="P3">Преподаватели<text:tab/>Быханов К.В.</text:p>
      <text:p text:style-name="P3"><text:tab/><text:tab/><text:tab/>Саутин А.С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Новосибирск</text:p>
      <text:p text:style-name="P2">2013</text:p>
      <text:p text:style-name="P9"><text:soft-page-break/>Постановка задачи</text:p>
      <text:p text:style-name="P19"><text:span text:style-name="T2">1. </text:span>Разработать программу, вычисляющую значение f(x) как сумму ряда от k=0 до k=N от выражения x^(2k+1)/(2k+1)! для значений x, равномерно распределённых на интервале [0;Pi], и выводящую полученный результат f(x) в файл в двоичном формате. В это время предварительно подготовленный процесс-потомок читает данные из файла, преобразовывает их в текстовую форму и выводит на экран до тех пор, пока процесс-предок не передаст ему через файл ключевое слово (например, "STOP"), свидетельствующее об окончании процессов. <text:span text:style-name="T3">Должны быть учтены следующие требования:</text:span></text:p>
      <text:list xml:id="list3068173031818635899" text:style-name="L1">
        <text:list-item>
          <text:p text:style-name="P47">все действия, относящиеся как к родительскому процессу, так и к порожденным процессам, выполняются в рамках одного исполняемого файла;</text:p>
        </text:list-item>
        <text:list-item>
          <text:p text:style-name="P47">обмен данными между процессом-отцом и процессом-потомком предлагается выполнить посредством временного файла: процесс-отец после порождения процесса-потомка постоянно опрашивает временный файл, ожидая появления в нем информации от процесса-потомка;</text:p>
        </text:list-item>
        <text:list-item>
          <text:p text:style-name="P47">если процессов-потомков несколько, и все они подготавливают некоторую информацию для процесса-родителя, каждый из процессов помещает в файл некоторую структурированную запись, при этом в этой структурированной записи содержатся сведения о том, какой процесс посылает запись, и сама подготовленная информация.</text:p>
          <text:p text:style-name="P47"/>
        </text:list-item>
      </text:list>
      <text:p text:style-name="P18">2. Модифицировать ранее разработанную программу с учётом следующих требований:</text:p>
      <text:list xml:id="list8560525670838831089" text:style-name="L2">
        <text:list-item>
          <text:p text:style-name="P48">действия процесса-потомка реализуются отдельной программой, запускаемой по одному из системных вызовов execl(), execv() и т.д. из процесса-потомка;</text:p>
        </text:list-item>
        <text:list-item>
          <text:p text:style-name="P48">процесс-потомок, после порождения, должен начинать и завершать свое функционирование по сигналу, посылаемому процессом-предком (это же относится и к нескольким процессам-потомкам);</text:p>
        </text:list-item>
        <text:list-item>
          <text:p text:style-name="P48">обмен данными между процессами необходимо осуществить через программный канал.</text:p>
        </text:list-item>
      </text:list>
      <text:p text:style-name="P9">Описание метода решения задачи</text:p>
      <text:p text:style-name="P23">Часть 1.</text:p>
      <text:p text:style-name="P38">После проверки на корректность исходных данных, задачу будем решать в соответствии со следующим алгоритмом:</text:p>
      <text:p text:style-name="P35"><text:span text:style-name="T3">1) Создать временный </text:span><text:span text:style-name="T4">двоичный </text:span><text:span text:style-name="T3">файл для взаимодействия процессов. Файл должен содержать </text:span><text:span text:style-name="T4">следующее</text:span><text:span text:style-name="T3"> </text:span><text:span text:style-name="T4">число-флаг: 0 - родительский процесс может внести новую порцию информации, 1 - в файле находятся значения для процесса-потомка, -1 - окончание работы. В случае, когда число 1, за ним следуют еще два числа: значение x и значение f(x).</text:span></text:p>
      <text:p text:style-name="P35"><text:span text:style-name="T4">2) Создать процесс-потомок, ожидающий данных от процесса-предка </text:span><text:span text:style-name="T6">и выводящий их как только они появились.</text:span></text:p>
      <text:p text:style-name="P40">3) Процесс-предок помещает в файл новую порцию данных.</text:p>
      <text:p text:style-name="P40">4) Когда все данные обработаны, записать в файл -1 и завершить работу.</text:p>
      <text:p text:style-name="P30">Часть 2</text:p>
      <text:p text:style-name="P39">После проверки на корректность исходных данных, задачу будем решать в соответствии со следующим алгоритмом:</text:p>
      <text:p text:style-name="P36"><text:span text:style-name="T5">1) Создать неименованный канал </text:span><text:span text:style-name="T3">для взаимодействия процессов.</text:span></text:p>
      <text:p text:style-name="P41">2) Создать процесс-потомок, ожидающий соответствующего сигнала начала работы.</text:p>
      <text:p text:style-name="P37"><text:soft-page-break/><text:span text:style-name="T5">3) </text:span><text:span text:style-name="T6">Процесс-предок должен записать в неименованный канал порции из двух чисел (</text:span><text:span text:style-name="T4">значение x и значение f(x)</text:span><text:span text:style-name="T6">)</text:span><text:span text:style-name="T4"> </text:span><text:span text:style-name="T6">и послать порожденному процессу сигнал начала работы.</text:span></text:p>
      <text:p text:style-name="P42">4) Процесс-потомок должен вывести полученные данные.</text:p>
      <text:p text:style-name="P42">5) Процесс-предок посылает сигнал о завершении работы и завершается, как только завершится потомок.</text:p>
      <text:p text:style-name="P9">Описание программного средства</text:p>
      <text:p text:style-name="P24">Часть 1.</text:p>
      <text:p text:style-name="the_5f_plaintext">Программа написана на языке C<text:span text:style-name="T6">++</text:span>. Для получения исполняемого файла исходный текст про-граммы следует скомпилировать каким-либо компилятором языка C<text:span text:style-name="T6">++</text:span>. Исполняемый файл может ра-ботать под любой UNIX-совместимой ОС, поддерживающей соответствующий формат исполняемого файла. </text:p>
      <text:p text:style-name="the_5f_plaintext">Запуск программы осуществляется командой:</text:p>
      <text:p text:style-name="P27">./<text:span text:style-name="T6">summator <text:s/>&lt;numsteps&gt;</text:span></text:p>
      <text:p text:style-name="P31">где &lt;numsteps&gt; – число отрезков, на которые разбивается интервал [0;Pi]. Вывод производится на экран (stdout). Если программе передается неверное число параметров или неверное значение – программа выдаст сообщение об этом. Также программе требуется файл ./config.txt, в котором находится число N.</text:p>
      <text:p text:style-name="P20"><text:span text:style-name="T5">Часть </text:span><text:span text:style-name="T6">2</text:span><text:span text:style-name="T5">.</text:span></text:p>
      <text:p text:style-name="P27">Программа написана на языке C<text:span text:style-name="T6">++</text:span>. Для получения исполняемого файла исходный текст про-граммы следует скомпилировать каким-либо компилятором языка C<text:span text:style-name="T6">++</text:span>. Исполняемый файл может ра-ботать под любой UNIX-совместимой ОС, поддерживающей соответствующий формат исполняемого файла. </text:p>
      <text:p text:style-name="P27">Запуск программы осуществляется командой:</text:p>
      <text:p text:style-name="P27">./<text:span text:style-name="T6">summator_parent <text:s/>&lt;numsteps&gt;</text:span></text:p>
      <text:p text:style-name="P31">где &lt;numsteps&gt; – число отрезков, на которые разбивается интервал [0;Pi]. Вывод производится на экран (stdout). Если программе передается неверное число параметров или неверное значение – программа выдаст сообщение об этом. Также программе требуется файл ./config.txt, в котором находится число N.</text:p>
      <text:p text:style-name="the_5f_header">Исходный текст</text:p>
      <text:p text:style-name="P12">Часть 1</text:p>
      <text:p text:style-name="P11">Файл <text:span text:style-name="T6">summator</text:span><text:span text:style-name="T1">.c</text:span><text:span text:style-name="T7">pp</text:span></text:p>
      <text:p text:style-name="P13">/** </text:p>
      <text:p text:style-name="P13"><text:s/>* Program for compute value of f (x) as sum of series from k = 0 to k = N </text:p>
      <text:p text:style-name="P13"><text:s/>* on expression x ^ (2k +1) / (2k +1)! for values ​​of x, uniformly distributed </text:p>
      <text:p text:style-name="P13"><text:s/>* on interval [0; Pi]. </text:p>
      <text:p text:style-name="P13"><text:s/>* </text:p>
      <text:p text:style-name="P13"><text:s/>* @author <text:s text:c="5"/>Alexandrov Mikhail </text:p>
      <text:p text:style-name="P13"><text:s/>* @author <text:s text:c="5"/>Zhigalov Peter </text:p>
      <text:p text:style-name="P13"><text:s/>* @version <text:s text:c="4"/>0.3 </text:p>
      <text:p text:style-name="P13"><text:s/>*/ </text:p>
      <text:p text:style-name="P13">#include &lt;stdio.h&gt; </text:p>
      <text:p text:style-name="P13">#include &lt;stdlib.h&gt; </text:p>
      <text:p text:style-name="P13">#include &lt;sys/types.h&gt; </text:p>
      <text:p text:style-name="P13">#include &lt;sys/stat.h&gt; </text:p>
      <text:p text:style-name="P13">#include &lt;unistd.h&gt; </text:p>
      <text:p text:style-name="P13">#include &lt;fcntl.h&gt; </text:p>
      <text:p text:style-name="P13">#include &lt;sys/wait.h&gt; </text:p>
      <text:p text:style-name="P13"><text:soft-page-break/>#include &lt;math.h&gt; </text:p>
      <text:p text:style-name="P13"/>
      <text:p text:style-name="P13">/** </text:p>
      <text:p text:style-name="P13"><text:s/>* Function for calculate sum of series </text:p>
      <text:p text:style-name="P13"><text:s/>* </text:p>
      <text:p text:style-name="P13"><text:s/>* @param x argument of function </text:p>
      <text:p text:style-name="P13"><text:s/>* @param N number elements on series </text:p>
      <text:p text:style-name="P13"><text:s/>* @return sum of series </text:p>
      <text:p text:style-name="P13"><text:s/>*/ </text:p>
      <text:p text:style-name="P13">double f(double x, int N) </text:p>
      <text:p text:style-name="P13">{ </text:p>
      <text:p text:style-name="P13"><text:s text:c="4"/>double sum = x; </text:p>
      <text:p text:style-name="P13"><text:s text:c="4"/>int tmp; </text:p>
      <text:p text:style-name="P13"><text:s text:c="4"/>for (int i = 1; i &lt; N; i++) </text:p>
      <text:p text:style-name="P13"><text:s text:c="4"/>{ </text:p>
      <text:p text:style-name="P13"><text:s text:c="8"/>tmp = i * 2; </text:p>
      <text:p text:style-name="P13"><text:s text:c="8"/>sum += sum * x * x / tmp / (tmp + 1); </text:p>
      <text:p text:style-name="P13"><text:s text:c="4"/>} </text:p>
      <text:p text:style-name="P13"><text:s text:c="4"/>return sum; </text:p>
      <text:p text:style-name="P13">} </text:p>
      <text:p text:style-name="P13"/>
      <text:p text:style-name="P13">/** </text:p>
      <text:p text:style-name="P13"><text:s/>* Main function </text:p>
      <text:p text:style-name="P13"><text:s/>* </text:p>
      <text:p text:style-name="P13"><text:s/>* @param argc number of program arguments </text:p>
      <text:p text:style-name="P13"><text:s/>* @param argv program arguments </text:p>
      <text:p text:style-name="P13"><text:s/>* @return <text:s text:c="4"/>1 - incorrect parameters, 0 - all correct </text:p>
      <text:p text:style-name="P13"><text:s/>*/ </text:p>
      <text:p text:style-name="P13">int main(int argc, char* argv[]) </text:p>
      <text:p text:style-name="P13">{ </text:p>
      <text:p text:style-name="P13"><text:s text:c="4"/>/** Check arguments number */ </text:p>
      <text:p text:style-name="P13"><text:s text:c="4"/>if (argc != 2) </text:p>
      <text:p text:style-name="P13"><text:s text:c="4"/>{ </text:p>
      <text:p text:style-name="P13"><text:s text:c="8"/>fprintf(stderr, "1 arguments expected.\n"); </text:p>
      <text:p text:style-name="P13"><text:s text:c="8"/>exit(1); </text:p>
      <text:p text:style-name="P13"><text:s text:c="4"/>} </text:p>
      <text:p text:style-name="P13"><text:s text:c="4"/>/** Config file loading */ </text:p>
      <text:p text:style-name="P13"><text:s text:c="4"/>FILE *file = fopen("./config.txt", "r"); </text:p>
      <text:p text:style-name="P13"><text:s text:c="4"/>if (!file) </text:p>
      <text:p text:style-name="P13"><text:s text:c="4"/>{ </text:p>
      <text:p text:style-name="P13"><text:s text:c="8"/>fprintf(stderr, "Can't open configuration file.\n"); </text:p>
      <text:p text:style-name="P13"><text:s text:c="8"/>exit(1); </text:p>
      <text:p text:style-name="P13"><text:s text:c="4"/>} </text:p>
      <text:p text:style-name="P13"><text:s text:c="4"/>int N = -1; </text:p>
      <text:p text:style-name="P13"><text:s text:c="4"/>if (!fscanf(file, "%i", &amp;N) || N == -1) </text:p>
      <text:p text:style-name="P13"><text:s text:c="4"/>{ </text:p>
      <text:p text:style-name="P13"><text:s text:c="8"/>fprintf(stderr, "Can't read configuration file.\n"); </text:p>
      <text:p text:style-name="P13"><text:s text:c="8"/>fclose(file); </text:p>
      <text:p text:style-name="P13"><text:s text:c="8"/>exit(1); </text:p>
      <text:p text:style-name="P13"><text:s text:c="4"/>} </text:p>
      <text:p text:style-name="P13"><text:s text:c="4"/>fclose(file); </text:p>
      <text:p text:style-name="P13"><text:s text:c="4"/>/** Arguments loading */ </text:p>
      <text:p text:style-name="P13"><text:s text:c="4"/>int num_steps = 1; </text:p>
      <text:p text:style-name="P13"><text:s text:c="4"/>if (!sscanf(argv[1], "%i", &amp;num_steps)) </text:p>
      <text:p text:style-name="P13"><text:s text:c="4"/>{ </text:p>
      <text:p text:style-name="P13"><text:s text:c="8"/>fprintf(stderr, "Can't read arguments.\n"); </text:p>
      <text:p text:style-name="P13"><text:s text:c="8"/>exit(1); </text:p>
      <text:p text:style-name="P13"><text:s text:c="4"/>} </text:p>
      <text:p text:style-name="P13"><text:s text:c="4"/>if (num_steps &lt;= 0) </text:p>
      <text:p text:style-name="P13"><text:s text:c="4"/>{ </text:p>
      <text:p text:style-name="P13"><text:s text:c="8"/>fprintf(stderr, "Bad arguments.\n"); </text:p>
      <text:p text:style-name="P13"><text:s text:c="8"/>exit(1); </text:p>
      <text:p text:style-name="P13"><text:s text:c="4"/>} </text:p>
      <text:p text:style-name="P13"><text:s text:c="4"/>double h = M_PI / num_steps; </text:p>
      <text:p text:style-name="P13"/>
      <text:p text:style-name="P13"><text:s text:c="4"/>pid_t child_pid; </text:p>
      <text:p text:style-name="P13"><text:s text:c="4"/>struct flock lock, lock_info; </text:p>
      <text:p text:style-name="P13"><text:s text:c="4"/>double data[2]; </text:p>
      <text:p text:style-name="P13"><text:s text:c="4"/>int flag = 0, temp; </text:p>
      <text:p text:style-name="P13"/>
      <text:p text:style-name="P13"><text:s text:c="4"/>const char *temp_file = "/tmp/summator_msg"; /**&lt; Temp file */ </text:p>
      <text:p text:style-name="P13"><text:s text:c="4"/>int fd; </text:p>
      <text:p text:style-name="P13"><text:s text:c="4"/>fd = open(temp_file, O_RDWR | O_TRUNC | O_CREAT, 0644); </text:p>
      <text:p text:style-name="P13"><text:s text:c="4"/>if (fd == -1) </text:p>
      <text:p text:style-name="P13"><text:soft-page-break/><text:s text:c="4"/>{ </text:p>
      <text:p text:style-name="P13"><text:s text:c="8"/>fprintf(stderr, "Can't open temp file.\n"); </text:p>
      <text:p text:style-name="P13"><text:s text:c="8"/>exit(1); </text:p>
      <text:p text:style-name="P13"><text:s text:c="4"/>} </text:p>
      <text:p text:style-name="P13"><text:s text:c="4"/>close(fd); </text:p>
      <text:p text:style-name="P13"/>
      <text:p text:style-name="P13"><text:s text:c="4"/>switch(child_pid = fork()) </text:p>
      <text:p text:style-name="P13"><text:s text:c="4"/>{ </text:p>
      <text:p text:style-name="P13"><text:s text:c="4"/>/** Can`t create fork */ </text:p>
      <text:p text:style-name="P13"><text:s text:c="4"/>case (pid_t)-1: </text:p>
      <text:p text:style-name="P13"><text:s text:c="8"/>fprintf(stderr, "Error creatinfg fork.\n"); </text:p>
      <text:p text:style-name="P13"><text:s text:c="8"/>break; </text:p>
      <text:p text:style-name="P13"/>
      <text:p text:style-name="P13"><text:s text:c="4"/>/** Code for forked process */ </text:p>
      <text:p text:style-name="P13"><text:s text:c="4"/>case (pid_t)0: </text:p>
      <text:p text:style-name="P13"><text:s text:c="4"/>{ </text:p>
      <text:p text:style-name="P13"><text:s text:c="8"/>child_pid = getpid(); </text:p>
      <text:p text:style-name="P13"><text:s text:c="8"/>/** Some problems with temp file */ </text:p>
      <text:p text:style-name="P13"><text:s text:c="8"/>if ((fd = open(temp_file, O_RDWR)) == -1) </text:p>
      <text:p text:style-name="P13"><text:s text:c="8"/>{ </text:p>
      <text:p text:style-name="P13"><text:s text:c="12"/>fprintf(stderr, "Can't open temp file.\n"); </text:p>
      <text:p text:style-name="P13"><text:s text:c="12"/>exit(1); </text:p>
      <text:p text:style-name="P13"><text:s text:c="8"/>} </text:p>
      <text:p text:style-name="P13"><text:s text:c="8"/>/** While not STOP flag */ </text:p>
      <text:p text:style-name="P13"><text:s text:c="8"/>while (flag != -1) </text:p>
      <text:p text:style-name="P13"><text:s text:c="8"/>{ </text:p>
      <text:p text:style-name="P13"><text:s text:c="12"/>lock.l_len = 0; </text:p>
      <text:p text:style-name="P13"><text:s text:c="12"/>lock.l_start = 0; </text:p>
      <text:p text:style-name="P13"><text:s text:c="12"/>lock.l_whence = SEEK_SET; </text:p>
      <text:p text:style-name="P13"><text:s text:c="12"/>lock.l_type = F_WRLCK; </text:p>
      <text:p text:style-name="P13"><text:s text:c="12"/>/** Waiting unlocking and do lock */ </text:p>
      <text:p text:style-name="P13"><text:s text:c="12"/>while (fcntl(fd, F_SETLK, &amp;lock) == -1) </text:p>
      <text:p text:style-name="P13"><text:s text:c="12"/>{ </text:p>
      <text:p text:style-name="P13"><text:s text:c="16"/>fcntl(fd, F_GETLK, &amp;lock_info); </text:p>
      <text:p text:style-name="P13"><text:s text:c="12"/>} </text:p>
      <text:p text:style-name="P13"><text:s text:c="12"/>lseek(fd, 0, SEEK_SET); </text:p>
      <text:p text:style-name="P13"><text:s text:c="12"/>read(fd, &amp;flag, sizeof(int)); </text:p>
      <text:p text:style-name="P13"><text:s text:c="12"/>/** Print result */ </text:p>
      <text:p text:style-name="P13"><text:s text:c="12"/>if (flag == 1) </text:p>
      <text:p text:style-name="P13"><text:s text:c="12"/>{ </text:p>
      <text:p text:style-name="P13"><text:s text:c="16"/>read(fd, data, 2 * sizeof(double)); </text:p>
      <text:p text:style-name="P13"><text:s text:c="16"/>printf("f(%lf) = %lf\n", data[0], data[1]); </text:p>
      <text:p text:style-name="P13"><text:s text:c="16"/>lseek(fd, 0 ,SEEK_SET); </text:p>
      <text:p text:style-name="P13"><text:s text:c="16"/>temp = 0; </text:p>
      <text:p text:style-name="P13"><text:s text:c="16"/>write(fd, &amp;temp, sizeof(int)); </text:p>
      <text:p text:style-name="P13"><text:s text:c="12"/>} </text:p>
      <text:p text:style-name="P13"><text:s text:c="12"/>lock.l_len = 0; </text:p>
      <text:p text:style-name="P13"><text:s text:c="12"/>lock.l_start = 0; </text:p>
      <text:p text:style-name="P13"><text:s text:c="12"/>lock.l_whence = SEEK_SET; </text:p>
      <text:p text:style-name="P13"><text:s text:c="12"/>lock.l_type = F_UNLCK; </text:p>
      <text:p text:style-name="P13"><text:s text:c="12"/>/** Unlocking file */ </text:p>
      <text:p text:style-name="P13"><text:s text:c="12"/>fcntl(fd, F_SETLK, &amp;lock); </text:p>
      <text:p text:style-name="P13"><text:s text:c="12"/>usleep(10000); </text:p>
      <text:p text:style-name="P13"><text:s text:c="8"/>} </text:p>
      <text:p text:style-name="P13"><text:s text:c="8"/>break; </text:p>
      <text:p text:style-name="P13"><text:s text:c="4"/>} </text:p>
      <text:p text:style-name="P13"/>
      <text:p text:style-name="P13"><text:s text:c="4"/>/** Code for parent process */ </text:p>
      <text:p text:style-name="P13"><text:s text:c="4"/>default: </text:p>
      <text:p text:style-name="P13"><text:s text:c="4"/>{ </text:p>
      <text:p text:style-name="P13"><text:s text:c="8"/>int fd = open(temp_file, O_RDWR); </text:p>
      <text:p text:style-name="P13"/>
      <text:p text:style-name="P13"><text:s text:c="8"/>for(int i = 0; i &lt;= num_steps; i++) </text:p>
      <text:p text:style-name="P13"><text:s text:c="8"/>{ </text:p>
      <text:p text:style-name="P13"><text:s text:c="12"/>double x = h * i; </text:p>
      <text:p text:style-name="P13"><text:s text:c="12"/>usleep(10000); </text:p>
      <text:p text:style-name="P13"><text:s text:c="12"/>lock.l_len = 0; </text:p>
      <text:p text:style-name="P13"><text:s text:c="12"/>lock.l_start = 0; </text:p>
      <text:p text:style-name="P13"><text:s text:c="12"/>lock.l_whence = SEEK_SET; </text:p>
      <text:p text:style-name="P13"><text:s text:c="12"/>lock.l_type = F_WRLCK; </text:p>
      <text:p text:style-name="P13"><text:s text:c="12"/>/** Waiting unlocking and do lock */ </text:p>
      <text:p text:style-name="P13"><text:s text:c="12"/>while (fcntl(fd, F_SETLK, &amp;lock) == -1) </text:p>
      <text:p text:style-name="P13"><text:s text:c="12"/>{ </text:p>
      <text:p text:style-name="P13"><text:s text:c="16"/>fcntl(fd, F_GETLK, &amp;lock_info); </text:p>
      <text:p text:style-name="P13"><text:soft-page-break/><text:s text:c="12"/>} </text:p>
      <text:p text:style-name="P13"><text:s text:c="12"/>lseek(fd, 0, SEEK_SET); </text:p>
      <text:p text:style-name="P13"><text:s text:c="12"/>read(fd, &amp;flag, sizeof(int)); </text:p>
      <text:p text:style-name="P13"><text:s text:c="12"/>if (flag == 0) </text:p>
      <text:p text:style-name="P13"><text:s text:c="12"/>{ </text:p>
      <text:p text:style-name="P13"><text:s text:c="16"/>lseek(fd, 0, SEEK_SET); </text:p>
      <text:p text:style-name="P13"><text:s text:c="16"/>temp = 1; </text:p>
      <text:p text:style-name="P13"><text:s text:c="16"/>write(fd, &amp;temp, sizeof(int)); </text:p>
      <text:p text:style-name="P13"><text:s text:c="16"/>data[0] = x; </text:p>
      <text:p text:style-name="P13"><text:s text:c="16"/>data[1] = f(x, N); </text:p>
      <text:p text:style-name="P13"><text:s text:c="16"/>write(fd, data, 2 * sizeof(double)); </text:p>
      <text:p text:style-name="P13"><text:s text:c="12"/>} </text:p>
      <text:p text:style-name="P13"><text:s text:c="12"/>lock.l_len = 0; </text:p>
      <text:p text:style-name="P13"><text:s text:c="12"/>lock.l_start = 0; </text:p>
      <text:p text:style-name="P13"><text:s text:c="12"/>lock.l_whence = SEEK_SET; </text:p>
      <text:p text:style-name="P13"><text:s text:c="12"/>lock.l_type = F_UNLCK; </text:p>
      <text:p text:style-name="P13"><text:s text:c="12"/>/** Unlocking file */ </text:p>
      <text:p text:style-name="P13"><text:s text:c="12"/>fcntl(fd, F_SETLK, &amp;lock); </text:p>
      <text:p text:style-name="P13"><text:s text:c="8"/>} </text:p>
      <text:p text:style-name="P13"/>
      <text:p text:style-name="P13"><text:s text:c="8"/>/** Ending work */ </text:p>
      <text:p text:style-name="P13"><text:s text:c="8"/>usleep(10000); </text:p>
      <text:p text:style-name="P13"><text:s text:c="8"/>lock.l_len = 0; </text:p>
      <text:p text:style-name="P13"><text:s text:c="8"/>lock.l_start = 0; </text:p>
      <text:p text:style-name="P13"><text:s text:c="8"/>lock.l_whence = SEEK_SET; </text:p>
      <text:p text:style-name="P13"><text:s text:c="8"/>lock.l_type = F_WRLCK; </text:p>
      <text:p text:style-name="P13"><text:s text:c="8"/>/** Waiting unlocking and do lock */ </text:p>
      <text:p text:style-name="P13"><text:s text:c="8"/>while (fcntl(fd, F_SETLK, &amp;lock) == -1) </text:p>
      <text:p text:style-name="P13"><text:s text:c="8"/>{ </text:p>
      <text:p text:style-name="P13"><text:s text:c="12"/>fcntl(fd, F_GETLK, &amp;lock_info); </text:p>
      <text:p text:style-name="P13"><text:s text:c="8"/>} </text:p>
      <text:p text:style-name="P13"><text:s text:c="8"/>lseek(fd, 0, SEEK_SET); </text:p>
      <text:p text:style-name="P13"><text:s text:c="8"/>read(fd, &amp;flag, sizeof(int)); </text:p>
      <text:p text:style-name="P13"><text:s text:c="8"/>/** Write STOP flag */ </text:p>
      <text:p text:style-name="P13"><text:s text:c="8"/>if (flag == 0) </text:p>
      <text:p text:style-name="P13"><text:s text:c="8"/>{ </text:p>
      <text:p text:style-name="P13"><text:s text:c="12"/>lseek(fd, 0, SEEK_SET); </text:p>
      <text:p text:style-name="P13"><text:s text:c="12"/>temp = -1; </text:p>
      <text:p text:style-name="P13"><text:s text:c="12"/>write(fd, &amp;temp, sizeof(int)); </text:p>
      <text:p text:style-name="P13"><text:s text:c="8"/>} </text:p>
      <text:p text:style-name="P13"><text:s text:c="8"/>lock.l_len = 0; </text:p>
      <text:p text:style-name="P13"><text:s text:c="8"/>lock.l_start = 0; </text:p>
      <text:p text:style-name="P13"><text:s text:c="8"/>lock.l_whence = SEEK_SET; </text:p>
      <text:p text:style-name="P13"><text:s text:c="8"/>lock.l_type = F_UNLCK; </text:p>
      <text:p text:style-name="P13"><text:s text:c="8"/>/** Unlocking file */ </text:p>
      <text:p text:style-name="P13"><text:s text:c="8"/>fcntl(fd, F_SETLK, &amp;lock); </text:p>
      <text:p text:style-name="P13"><text:s text:c="8"/>wait(&amp;temp); </text:p>
      <text:p text:style-name="P13"><text:s text:c="8"/>break; </text:p>
      <text:p text:style-name="P13"><text:s text:c="4"/>} </text:p>
      <text:p text:style-name="P13"><text:s text:c="4"/>} </text:p>
      <text:p text:style-name="P13"><text:s text:c="4"/>close(fd); </text:p>
      <text:p text:style-name="P13"><text:s text:c="4"/>return 0; </text:p>
      <text:p text:style-name="P13">}</text:p>
      <text:p text:style-name="P10"/>
      <text:p text:style-name="P12">Часть 2</text:p>
      <text:p text:style-name="P12">Файл summator_parent.cpp</text:p>
      <text:p text:style-name="P13">/** </text:p>
      <text:p text:style-name="P13"><text:s/>* Program for compute value of f (x) as sum of series from k = 0 to k = N </text:p>
      <text:p text:style-name="P13"><text:s/>* on expression x ^ (2k +1) / (2k +1)! for values ​​of x, uniformly distributed </text:p>
      <text:p text:style-name="P13"><text:s/>* on interval [0; Pi]. </text:p>
      <text:p text:style-name="P13"><text:s/>* It is a parent program. </text:p>
      <text:p text:style-name="P13"><text:s/>* </text:p>
      <text:p text:style-name="P13"><text:s/>* @author <text:s text:c="5"/>Alexandrov Mikhail </text:p>
      <text:p text:style-name="P13"><text:s/>* @author <text:s text:c="5"/>Zhigalov Peter </text:p>
      <text:p text:style-name="P13"><text:s/>* @version <text:s text:c="4"/>0.3 </text:p>
      <text:p text:style-name="P13"><text:s/>*/ </text:p>
      <text:p text:style-name="P13">#include &lt;stdio.h&gt; </text:p>
      <text:p text:style-name="P13">#include &lt;stdlib.h&gt; </text:p>
      <text:p text:style-name="P13">#include &lt;sys/types.h&gt; </text:p>
      <text:p text:style-name="P13">#include &lt;sys/stat.h&gt; </text:p>
      <text:p text:style-name="P13">#include &lt;unistd.h&gt; </text:p>
      <text:p text:style-name="P13">#include &lt;fcntl.h&gt; </text:p>
      <text:p text:style-name="P13">#include &lt;sys/wait.h&gt; </text:p>
      <text:p text:style-name="P13">#include &lt;math.h&gt; </text:p>
      <text:p text:style-name="P13"><text:soft-page-break/></text:p>
      <text:p text:style-name="P13">/** Signal about begin of work */ </text:p>
      <text:p text:style-name="P13">#define SIGNAL_BEGIN SIGUSR1 </text:p>
      <text:p text:style-name="P13">/** Signal about end of work */ </text:p>
      <text:p text:style-name="P13">#define SIGNAL_END SIGUSR2 </text:p>
      <text:p text:style-name="P13"/>
      <text:p text:style-name="P13">/** </text:p>
      <text:p text:style-name="P13"><text:s/>* Function for exit with code 2 if child unexpectedly changed status </text:p>
      <text:p text:style-name="P13"><text:s/>*/ </text:p>
      <text:p text:style-name="P13">void child_dead(int) </text:p>
      <text:p text:style-name="P13">{ </text:p>
      <text:p text:style-name="P13"><text:s text:c="4"/>fprintf(stderr, "Child unexpectedly changed status.\n"); </text:p>
      <text:p text:style-name="P13"><text:s text:c="4"/>exit(2); </text:p>
      <text:p text:style-name="P13">} </text:p>
      <text:p text:style-name="P13"/>
      <text:p text:style-name="P13">/** </text:p>
      <text:p text:style-name="P13"><text:s/>* Function for calculate sum of series </text:p>
      <text:p text:style-name="P13"><text:s/>* </text:p>
      <text:p text:style-name="P13"><text:s/>* @param x <text:s text:c="4"/>argument of function </text:p>
      <text:p text:style-name="P13"><text:s/>* @param N <text:s text:c="4"/>number elements on series </text:p>
      <text:p text:style-name="P13"><text:s/>* @return sum <text:s/>of series </text:p>
      <text:p text:style-name="P13"><text:s/>*/ </text:p>
      <text:p text:style-name="P13">double f(double x, int N) </text:p>
      <text:p text:style-name="P13">{ </text:p>
      <text:p text:style-name="P13"><text:s text:c="4"/>double sum = x; </text:p>
      <text:p text:style-name="P13"><text:s text:c="4"/>int tmp; </text:p>
      <text:p text:style-name="P13"><text:s text:c="4"/>for (int i = 1; i &lt; N; i++) </text:p>
      <text:p text:style-name="P13"><text:s text:c="4"/>{ </text:p>
      <text:p text:style-name="P13"><text:s text:c="8"/>tmp = i * 2; </text:p>
      <text:p text:style-name="P13"><text:s text:c="8"/>sum += sum * x * x / tmp / (tmp + 1); </text:p>
      <text:p text:style-name="P13"><text:s text:c="4"/>} </text:p>
      <text:p text:style-name="P13"><text:s text:c="4"/>return sum; </text:p>
      <text:p text:style-name="P13">} </text:p>
      <text:p text:style-name="P13"/>
      <text:p text:style-name="P13">/** </text:p>
      <text:p text:style-name="P13"><text:s/>* Main function </text:p>
      <text:p text:style-name="P13"><text:s/>* </text:p>
      <text:p text:style-name="P13"><text:s/>* @param argc <text:s/>number of program arguments </text:p>
      <text:p text:style-name="P13"><text:s/>* @param argv <text:s/>program arguments </text:p>
      <text:p text:style-name="P13"><text:s/>* @return <text:s text:c="5"/>1 - incorrect parameters, 2 - child unexpectedly changed status, 0 - all correct </text:p>
      <text:p text:style-name="P13"><text:s/>*/ </text:p>
      <text:p text:style-name="P13">int main(int argc, char* argv[]) </text:p>
      <text:p text:style-name="P13">{ </text:p>
      <text:p text:style-name="P13"><text:s text:c="4"/>/** Check arguments number */ </text:p>
      <text:p text:style-name="P13"><text:s text:c="4"/>if (argc != 2) </text:p>
      <text:p text:style-name="P13"><text:s text:c="4"/>{ </text:p>
      <text:p text:style-name="P13"><text:s text:c="8"/>fprintf(stderr, "1 arguments expected.\n"); </text:p>
      <text:p text:style-name="P13"><text:s text:c="8"/>exit(1); </text:p>
      <text:p text:style-name="P13"><text:s text:c="4"/>} </text:p>
      <text:p text:style-name="P13"><text:s text:c="4"/>/** Config file loading */ </text:p>
      <text:p text:style-name="P13"><text:s text:c="4"/>FILE *file = fopen("./config.txt", "r"); </text:p>
      <text:p text:style-name="P13"><text:s text:c="4"/>if (!file) </text:p>
      <text:p text:style-name="P13"><text:s text:c="4"/>{ </text:p>
      <text:p text:style-name="P13"><text:s text:c="8"/>fprintf(stderr, "Can't open configuration file.\n"); </text:p>
      <text:p text:style-name="P13"><text:s text:c="8"/>exit(1); </text:p>
      <text:p text:style-name="P13"><text:s text:c="4"/>} </text:p>
      <text:p text:style-name="P13"><text:s text:c="4"/>int N = -1; </text:p>
      <text:p text:style-name="P13"><text:s text:c="4"/>if (!fscanf(file, "%i", &amp;N) || N == -1) </text:p>
      <text:p text:style-name="P13"><text:s text:c="4"/>{ </text:p>
      <text:p text:style-name="P13"><text:s text:c="8"/>fprintf(stderr, "Can't read configuration file.\n"); </text:p>
      <text:p text:style-name="P13"><text:s text:c="8"/>fclose(file); </text:p>
      <text:p text:style-name="P13"><text:s text:c="8"/>exit(1); </text:p>
      <text:p text:style-name="P13"><text:s text:c="4"/>} </text:p>
      <text:p text:style-name="P13"><text:s text:c="4"/>fclose(file); </text:p>
      <text:p text:style-name="P13"><text:s text:c="4"/>/** Arguments loading */ </text:p>
      <text:p text:style-name="P13"><text:s text:c="4"/>int num_steps = 1; </text:p>
      <text:p text:style-name="P13"><text:s text:c="4"/>if (!sscanf(argv[1], "%i", &amp;num_steps)) </text:p>
      <text:p text:style-name="P13"><text:s text:c="4"/>{ </text:p>
      <text:p text:style-name="P13"><text:s text:c="8"/>fprintf(stderr, "Can't read arguments.\n"); </text:p>
      <text:p text:style-name="P13"><text:s text:c="8"/>exit(1); </text:p>
      <text:p text:style-name="P13"><text:s text:c="4"/>} </text:p>
      <text:p text:style-name="P13"><text:s text:c="4"/>if (num_steps &lt;= 0) </text:p>
      <text:p text:style-name="P13"><text:s text:c="4"/>{ </text:p>
      <text:p text:style-name="P13"><text:s text:c="8"/>fprintf(stderr, "Bad arguments.\n"); </text:p>
      <text:p text:style-name="P13"><text:soft-page-break/><text:s text:c="8"/>exit(1); </text:p>
      <text:p text:style-name="P13"><text:s text:c="4"/>} </text:p>
      <text:p text:style-name="P13"><text:s text:c="4"/>double h = M_PI / num_steps; </text:p>
      <text:p text:style-name="P13"/>
      <text:p text:style-name="P13"><text:s text:c="4"/>pid_t child_pid; </text:p>
      <text:p text:style-name="P13"><text:s text:c="4"/>double data[2]; </text:p>
      <text:p text:style-name="P13"/>
      <text:p text:style-name="P13"><text:s text:c="4"/>/** Create pipe */ </text:p>
      <text:p text:style-name="P13"><text:s text:c="4"/>int fifo[2]; </text:p>
      <text:p text:style-name="P13"><text:s text:c="4"/>if (pipe(fifo) == -1) </text:p>
      <text:p text:style-name="P13"><text:s text:c="4"/>{ </text:p>
      <text:p text:style-name="P13"><text:s text:c="8"/>fprintf(stderr, "Pipe create failed.\n"); </text:p>
      <text:p text:style-name="P13"><text:s text:c="8"/>exit(1); </text:p>
      <text:p text:style-name="P13"><text:s text:c="4"/>} </text:p>
      <text:p text:style-name="P13"/>
      <text:p text:style-name="P13"><text:s text:c="4"/>switch(child_pid = fork()) </text:p>
      <text:p text:style-name="P13"><text:s text:c="4"/>{ </text:p>
      <text:p text:style-name="P13"><text:s text:c="8"/>/** Can`t create fork */ </text:p>
      <text:p text:style-name="P13"><text:s text:c="4"/>case (pid_t)-1: </text:p>
      <text:p text:style-name="P13"><text:s text:c="8"/>fprintf(stderr, "Error creatinfg fork.\n"); </text:p>
      <text:p text:style-name="P13"><text:s text:c="8"/>break; </text:p>
      <text:p text:style-name="P13"/>
      <text:p text:style-name="P13"><text:s text:c="8"/>/** Code for forked process */ </text:p>
      <text:p text:style-name="P13"><text:s text:c="4"/>case (pid_t)0: </text:p>
      <text:p text:style-name="P13"><text:s text:c="4"/>{ </text:p>
      <text:p text:style-name="P13"><text:s text:c="8"/>/** Replace stdin with pipe */ </text:p>
      <text:p text:style-name="P13"><text:s text:c="8"/>dup2(fifo[0], 0); </text:p>
      <text:p text:style-name="P13"><text:s text:c="8"/>/** Execute child process */ </text:p>
      <text:p text:style-name="P13"><text:s text:c="8"/>execv("./summator_children", NULL); </text:p>
      <text:p text:style-name="P13"><text:s text:c="8"/>fprintf(stderr, "Child exec failed\n"); </text:p>
      <text:p text:style-name="P13"><text:s text:c="8"/>exit(1); </text:p>
      <text:p text:style-name="P13"><text:s text:c="4"/>} </text:p>
      <text:p text:style-name="P13"><text:s text:c="4"/>} </text:p>
      <text:p text:style-name="P13"/>
      <text:p text:style-name="P13"><text:s text:c="4"/>/** If child changed status run child_dead function */ </text:p>
      <text:p text:style-name="P13"><text:s text:c="4"/>signal(SIGCHLD, child_dead); </text:p>
      <text:p text:style-name="P13"/>
      <text:p text:style-name="P13"><text:s text:c="4"/>usleep(10000); </text:p>
      <text:p text:style-name="P13"/>
      <text:p text:style-name="P13"><text:s text:c="4"/>/** Calc */ </text:p>
      <text:p text:style-name="P13"><text:s text:c="4"/>for(int i = 0; i &lt;= num_steps; i++) </text:p>
      <text:p text:style-name="P13"><text:s text:c="4"/>{ </text:p>
      <text:p text:style-name="P13"><text:s text:c="8"/>double x = h * i; </text:p>
      <text:p text:style-name="P13"><text:s text:c="8"/>data[0] = x; </text:p>
      <text:p text:style-name="P13"><text:s text:c="8"/>data[1] = f(x, N); </text:p>
      <text:p text:style-name="P13"><text:s text:c="8"/>write(fifo[1], data, 2 * sizeof(double)); </text:p>
      <text:p text:style-name="P13"><text:s text:c="4"/>} </text:p>
      <text:p text:style-name="P13"/>
      <text:p text:style-name="P13"><text:s text:c="4"/>/** Send begin signal */ </text:p>
      <text:p text:style-name="P13"><text:s text:c="4"/>kill(child_pid, SIGNAL_BEGIN); </text:p>
      <text:p text:style-name="P13"/>
      <text:p text:style-name="P13"><text:s text:c="4"/>/** Some wait */ </text:p>
      <text:p text:style-name="P13"><text:s text:c="4"/>usleep(10000); </text:p>
      <text:p text:style-name="P13"><text:s text:c="4"/>/** Ignoring if child changed status */ </text:p>
      <text:p text:style-name="P13"><text:s text:c="4"/>signal(SIGCHLD, SIG_IGN); </text:p>
      <text:p text:style-name="P13"/>
      <text:p text:style-name="P13"><text:s text:c="4"/>/** Send end signal */ </text:p>
      <text:p text:style-name="P13"><text:s text:c="4"/>kill(child_pid, SIGNAL_END); </text:p>
      <text:p text:style-name="P13"/>
      <text:p text:style-name="P13"><text:s text:c="4"/>/** Some wait */ </text:p>
      <text:p text:style-name="P13"><text:s text:c="4"/>int t; </text:p>
      <text:p text:style-name="P13"><text:s text:c="4"/>wait(&amp;t); </text:p>
      <text:p text:style-name="P13"/>
      <text:p text:style-name="P13"><text:s text:c="4"/>/** Close pipe */ </text:p>
      <text:p text:style-name="P13"><text:s text:c="4"/>close(fifo[1]); </text:p>
      <text:p text:style-name="P13"><text:s text:c="4"/>close(fifo[0]); </text:p>
      <text:p text:style-name="P13"><text:s text:c="4"/>return t; </text:p>
      <text:p text:style-name="P13">}</text:p>
      <text:p text:style-name="P10"/>
      <text:p text:style-name="P12">Файл summator_children.cpp</text:p>
      <text:p text:style-name="P14">/** </text:p>
      <text:p text:style-name="P14"><text:s/>* Program for compute value of f (x) as sum of series from k = 0 to k = N </text:p>
      <text:p text:style-name="P14"><text:s/>* on expression x ^ (2k +1) / (2k +1)! for values ​​of x, uniformly distributed </text:p>
      <text:p text:style-name="P14"><text:s/>* on interval [0; Pi]. </text:p>
      <text:p text:style-name="P14"><text:soft-page-break/><text:s/>* It is a child program. </text:p>
      <text:p text:style-name="P14"><text:s/>* </text:p>
      <text:p text:style-name="P14"><text:s/>* @author <text:s text:c="5"/>Alexandrov Mikhail </text:p>
      <text:p text:style-name="P14"><text:s/>* @author <text:s text:c="5"/>Zhigalov Peter </text:p>
      <text:p text:style-name="P14"><text:s/>* @version <text:s text:c="4"/>0.3 </text:p>
      <text:p text:style-name="P14"><text:s/>*/ </text:p>
      <text:p text:style-name="P14">#include &lt;stdlib.h&gt; </text:p>
      <text:p text:style-name="P14">#include &lt;stdio.h&gt; </text:p>
      <text:p text:style-name="P14">#include &lt;signal.h&gt; </text:p>
      <text:p text:style-name="P14">#include &lt;unistd.h&gt; </text:p>
      <text:p text:style-name="P14"/>
      <text:p text:style-name="P14">/** Signal about begin of work */ </text:p>
      <text:p text:style-name="P14">#define SIGNAL_BEGIN SIGUSR1 </text:p>
      <text:p text:style-name="P14">/** Signal about end of work */ </text:p>
      <text:p text:style-name="P14">#define SIGNAL_END SIGUSR2 </text:p>
      <text:p text:style-name="P14"/>
      <text:p text:style-name="P14">/** </text:p>
      <text:p text:style-name="P14"><text:s/>* Function for exit with code 0 if end signal received </text:p>
      <text:p text:style-name="P14"><text:s/>*/ </text:p>
      <text:p text:style-name="P14">void end(int) </text:p>
      <text:p text:style-name="P14">{ </text:p>
      <text:p text:style-name="P14"><text:s text:c="4"/>exit(0); </text:p>
      <text:p text:style-name="P14">} </text:p>
      <text:p text:style-name="P14"/>
      <text:p text:style-name="P14">/** </text:p>
      <text:p text:style-name="P14"><text:s/>* Function for beginning print if begin signal received </text:p>
      <text:p text:style-name="P14"><text:s/>*/ </text:p>
      <text:p text:style-name="P14">void begin(int) </text:p>
      <text:p text:style-name="P14">{ </text:p>
      <text:p text:style-name="P14"><text:s text:c="4"/>double data[2]; </text:p>
      <text:p text:style-name="P14"/>
      <text:p text:style-name="P14"><text:s text:c="4"/>while(read(0, data, 2 * sizeof(double)) &gt; 0) </text:p>
      <text:p text:style-name="P14"><text:s text:c="8"/>printf("f(%lf) = %lf\n", data[0], data[1]); </text:p>
      <text:p text:style-name="P14"/>
      <text:p text:style-name="P14"><text:s text:c="4"/>/** If received end signal run end function */ </text:p>
      <text:p text:style-name="P14"><text:s text:c="4"/>signal(SIGNAL_END, end); </text:p>
      <text:p text:style-name="P14"><text:s text:c="4"/>/** Wait end signal */ </text:p>
      <text:p text:style-name="P14"><text:s text:c="4"/>sigpause(SIGNAL_END); </text:p>
      <text:p text:style-name="P14">} </text:p>
      <text:p text:style-name="P14"/>
      <text:p text:style-name="P14">/** </text:p>
      <text:p text:style-name="P14"><text:s/>* Main function </text:p>
      <text:p text:style-name="P14"><text:s/>* </text:p>
      <text:p text:style-name="P14"><text:s/>* @return 1 if error, 0 - all correct </text:p>
      <text:p text:style-name="P14"><text:s/>*/ </text:p>
      <text:p text:style-name="P14">int main() </text:p>
      <text:p text:style-name="P14">{ </text:p>
      <text:p text:style-name="P14"><text:s text:c="4"/>/** If received begin signal run begin function */ </text:p>
      <text:p text:style-name="P14"><text:s text:c="4"/>signal(SIGNAL_BEGIN, begin); </text:p>
      <text:p text:style-name="P14"><text:s text:c="4"/>/** Wait begin signal */ </text:p>
      <text:p text:style-name="P14"><text:s text:c="4"/>sigpause(SIGNAL_BEGIN); </text:p>
      <text:p text:style-name="P14"><text:s text:c="4"/>return 1; </text:p>
      <text:p text:style-name="P14">}</text:p>
      <text:p text:style-name="P14"/>
      <text:p text:style-name="the_5f_header">Пример выполнения</text:p>
      <text:p text:style-name="P26">Часть 1</text:p>
      <text:p text:style-name="P25">Тест № 1</text:p>
      <text:p text:style-name="P33">Запуск: ./summator</text:p>
      <text:p text:style-name="P33">Содержимое файла с параметрами "config.txt": 10</text:p>
      <text:p text:style-name="P32">Вывод на экран:</text:p>
      <text:p text:style-name="P15">1 arguments expected. </text:p>
      <text:p text:style-name="the_5f_plaintext"/>
      <text:p text:style-name="the_5f_plaintext"/>
      <text:p text:style-name="P26"><text:soft-page-break/>Тест № 2</text:p>
      <text:p text:style-name="P33">Запуск: ./summator 42 42</text:p>
      <text:p text:style-name="P33">Содержимое файла с параметрами "config.txt": 10</text:p>
      <text:p text:style-name="P33">Вывод на экран:</text:p>
      <text:p text:style-name="P16">1 arguments expected. </text:p>
      <text:p text:style-name="the_5f_plaintext"/>
      <text:p text:style-name="P26">Тест № 3</text:p>
      <text:p text:style-name="P33">Запуск: ./summator -100</text:p>
      <text:p text:style-name="P33">Содержимое файла с параметрами "config.txt": 10</text:p>
      <text:p text:style-name="P33">Вывод на экран:</text:p>
      <text:p text:style-name="P15">Bad arguments. </text:p>
      <text:p text:style-name="the_5f_plaintext"/>
      <text:p text:style-name="P21"><text:span text:style-name="T8">Тест № </text:span><text:span text:style-name="T9">4</text:span></text:p>
      <text:p text:style-name="P33">Запуск: ./summator 10</text:p>
      <text:p text:style-name="P33">Содержимое файла с параметрами "config.txt": файл отсутствует.</text:p>
      <text:p text:style-name="P33">Вывод на экран:</text:p>
      <text:p text:style-name="P15">Can't open configuration file.</text:p>
      <text:p text:style-name="the_5f_plaintext"/>
      <text:p text:style-name="P21"><text:span text:style-name="T8">Тест № </text:span><text:span text:style-name="T9">5</text:span></text:p>
      <text:p text:style-name="P33">Запуск: ./summator 10</text:p>
      <text:p text:style-name="P33">Содержимое файла с параметрами "config.txt": файл пуст.</text:p>
      <text:p text:style-name="P33">Вывод на экран:</text:p>
      <text:p text:style-name="P15">Can't read configuration file.</text:p>
      <text:p text:style-name="the_5f_plaintext"/>
      <text:p text:style-name="P21"><text:span text:style-name="T8">Тест № </text:span><text:span text:style-name="T9">6</text:span></text:p>
      <text:p text:style-name="P33">Запуск: ./summator 1</text:p>
      <text:p text:style-name="P33">Содержимое файла с параметрами "config.txt": 3</text:p>
      <text:p text:style-name="P33">Вывод на экран:</text:p>
      <text:p text:style-name="P15">f(0.000000) = 0.000000 </text:p>
      <text:p text:style-name="P15">f(3.141593) = 12.409783 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1"><text:soft-page-break/><text:span text:style-name="T8">Тест № </text:span><text:span text:style-name="T9">7</text:span></text:p>
      <text:p text:style-name="P33">Запуск: ./summator 10</text:p>
      <text:p text:style-name="P33">Содержимое файла с параметрами "config.txt": 1000</text:p>
      <text:p text:style-name="P33">Вывод на экран:</text:p>
      <text:p text:style-name="P15">f(0.000000) = 0.000000 </text:p>
      <text:p text:style-name="P15">f(0.314159) = 0.323762 </text:p>
      <text:p text:style-name="P15">f(0.628319) = 0.707508 </text:p>
      <text:p text:style-name="P15">f(0.942478) = 1.223589 </text:p>
      <text:p text:style-name="P15">f(1.256637) = 1.971771 </text:p>
      <text:p text:style-name="P15">f(1.570796) = 3.100237 </text:p>
      <text:p text:style-name="P15">f(1.884956) = 4.837139 </text:p>
      <text:p text:style-name="P15">f(2.199115) = 7.539675 </text:p>
      <text:p text:style-name="P15">f(2.513274) = 11.771574 </text:p>
      <text:p text:style-name="P15">f(2.827433) = 18.426286 </text:p>
      <text:p text:style-name="P15">f(3.141593) = 28.923486 </text:p>
      <text:p text:style-name="P33"/>
      <text:p text:style-name="P22"><text:span text:style-name="T8">Часть </text:span><text:span text:style-name="T9">2</text:span></text:p>
      <text:p text:style-name="P22"><text:span text:style-name="T8">Тест № </text:span><text:span text:style-name="T9">8</text:span></text:p>
      <text:p text:style-name="P28"><text:span text:style-name="T8">Запуск: ./</text:span><text:span text:style-name="T9">summator_parent</text:span></text:p>
      <text:p text:style-name="P34">Содержимое файла с параметрами "config.txt": 10</text:p>
      <text:p text:style-name="P34">Вывод на экран:</text:p>
      <text:p text:style-name="P17">1 arguments expected. </text:p>
      <text:p text:style-name="P28"/>
      <text:p text:style-name="P22"><text:span text:style-name="T8">Тест № </text:span><text:span text:style-name="T9">9</text:span></text:p>
      <text:p text:style-name="P28"><text:span text:style-name="T8">Запуск: ./</text:span><text:span text:style-name="T9">summator_parent</text:span><text:span text:style-name="T8"> 42 42</text:span></text:p>
      <text:p text:style-name="P34">Содержимое файла с параметрами "config.txt": 10</text:p>
      <text:p text:style-name="P34">Вывод на экран:</text:p>
      <text:p text:style-name="P17">1 arguments expected. </text:p>
      <text:p text:style-name="P28"><text:span text:style-name="T10">Тест № </text:span><text:span text:style-name="T11">10</text:span></text:p>
      <text:p text:style-name="P28"><text:span text:style-name="T8">Запуск: ./</text:span><text:span text:style-name="T9">summator_parent</text:span><text:span text:style-name="T8"> -100</text:span></text:p>
      <text:p text:style-name="P34">Содержимое файла с параметрами "config.txt": 10</text:p>
      <text:p text:style-name="P34">Вывод на экран:</text:p>
      <text:p text:style-name="P17">Bad arguments. </text:p>
      <text:p text:style-name="P28"/>
      <text:p text:style-name="P22"><text:span text:style-name="T8">Тест № </text:span><text:span text:style-name="T9">11</text:span></text:p>
      <text:p text:style-name="P28"><text:span text:style-name="T8">Запуск: ./</text:span><text:span text:style-name="T9">summator_parent</text:span><text:span text:style-name="T8"> 10</text:span></text:p>
      <text:p text:style-name="P34">Содержимое файла с параметрами "config.txt": файл отсутствует.</text:p>
      <text:p text:style-name="P34">Вывод на экран:</text:p>
      <text:p text:style-name="P17">Can't open configuration file.</text:p>
      <text:p text:style-name="P28"/>
      <text:p text:style-name="P28"/>
      <text:p text:style-name="P28"/>
      <text:p text:style-name="P28"/>
      <text:p text:style-name="P22"><text:soft-page-break/><text:span text:style-name="T8">Тест № </text:span><text:span text:style-name="T9">12</text:span></text:p>
      <text:p text:style-name="P28"><text:span text:style-name="T8">Запуск: ./</text:span><text:span text:style-name="T9">summator_parent</text:span><text:span text:style-name="T8"> 10</text:span></text:p>
      <text:p text:style-name="P34">Содержимое файла с параметрами "config.txt": файл пуст.</text:p>
      <text:p text:style-name="P34">Вывод на экран:</text:p>
      <text:p text:style-name="P17">Can't read configuration file.</text:p>
      <text:p text:style-name="P28"/>
      <text:p text:style-name="P22"><text:span text:style-name="T8">Тест № </text:span><text:span text:style-name="T9">13</text:span></text:p>
      <text:p text:style-name="P28"><text:span text:style-name="T8">Запуск: ./</text:span><text:span text:style-name="T9">summator_parent</text:span><text:span text:style-name="T8"> 1</text:span></text:p>
      <text:p text:style-name="P34">Содержимое файла с параметрами "config.txt": 3</text:p>
      <text:p text:style-name="P34">Вывод на экран:</text:p>
      <text:p text:style-name="P17">f(0.000000) = 0.000000 </text:p>
      <text:p text:style-name="P17">f(3.141593) = 12.409783 </text:p>
      <text:p text:style-name="P34"/>
      <text:p text:style-name="P22"><text:span text:style-name="T8">Тест № </text:span><text:span text:style-name="T9">14</text:span></text:p>
      <text:p text:style-name="P28"><text:span text:style-name="T8">Запуск: ./</text:span><text:span text:style-name="T9">summator_parent</text:span><text:span text:style-name="T8"> 10</text:span></text:p>
      <text:p text:style-name="P34">Содержимое файла с параметрами "config.txt": 1000</text:p>
      <text:p text:style-name="P34">Вывод на экран:</text:p>
      <text:p text:style-name="P17">f(0.000000) = 0.000000 </text:p>
      <text:p text:style-name="P17">f(0.314159) = 0.323762 </text:p>
      <text:p text:style-name="P17">f(0.628319) = 0.707508 </text:p>
      <text:p text:style-name="P17">f(0.942478) = 1.223589 </text:p>
      <text:p text:style-name="P17">f(1.256637) = 1.971771 </text:p>
      <text:p text:style-name="P17">f(1.570796) = 3.100237 </text:p>
      <text:p text:style-name="P17">f(1.884956) = 4.837139 </text:p>
      <text:p text:style-name="P17">f(2.199115) = 7.539675 </text:p>
      <text:p text:style-name="P17">f(2.513274) = 11.771574 </text:p>
      <text:p text:style-name="P17">f(2.827433) = 18.426286 </text:p>
      <text:p text:style-name="P17">f(3.141593) = 28.923486 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44cm" style:type="center"/>
          <style:tab-stop style:position="18.889cm" style:type="right"/>
        </style:tab-stops>
      </style:paragraph-properties>
    </style:style>
    <style:style style:name="the_5f_header" style:display-name="the_header" style:family="paragraph" style:parent-style-name="Standard" style:master-page-name="">
      <style:paragraph-properties fo:margin-top="0.3cm" fo:margin-bottom="0.3cm" style:contextual-spacing="false" fo:line-height="115%" style:page-number="auto" style:shadow="none"/>
      <style:text-properties fo:font-size="14pt" fo:font-weight="bold" style:font-size-asian="10.5pt"/>
    </style:style>
    <style:style style:name="the_5f_plaintext" style:display-name="the_plaintext" style:family="paragraph" style:parent-style-name="Standard" style:master-page-name="">
      <style:paragraph-properties fo:margin-left="0cm" fo:margin-right="0cm" fo:margin-top="0cm" fo:margin-bottom="0.199cm" style:contextual-spacing="false" fo:line-height="115%" fo:text-align="justify" style:justify-single-word="false" fo:text-indent="1.251cm" style:auto-text-indent="false" style:page-number="auto"/>
      <style:text-properties style:font-size-asian="10.5pt"/>
    </style:style>
    <style:style style:name="the_5f_list" style:display-name="the_list" style:family="paragraph" style:parent-style-name="the_5f_plaintext">
      <style:paragraph-properties fo:margin-top="0cm" fo:margin-bottom="0cm" style:contextual-spacing="false"/>
    </style:style>
    <style:style style:name="the_5f_code" style:display-name="the_code" style:family="paragraph" style:master-page-name="">
      <style:paragraph-properties fo:margin-left="1.199cm" fo:margin-right="0cm" fo:margin-top="0cm" fo:margin-bottom="0cm" style:contextual-spacing="false" fo:line-height="110%" fo:text-indent="0cm" style:auto-text-indent="false" style:page-number="auto"/>
      <style:text-properties style:font-name="Courier New" fo:font-size="8pt" fo:font-weight="normal" style:font-size-asian="10.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1.1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  <style:footer-first style:display="false"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</meta:initial-creator>
    <meta:creation-date>2013-03-14T04:11:31</meta:creation-date>
    <dc:date>2013-03-14T11:15:54</dc:date>
    <dc:creator>Peter </dc:creator>
    <meta:editing-duration>PT57M51S</meta:editing-duration>
    <meta:editing-cycles>28</meta:editing-cycles>
    <meta:generator>LibreOffice/4.0.0.3$Linux_X86_64 LibreOffice_project/7545bee9c2a0782548772a21bc84a9dcc583b89</meta:generator>
    <meta:printed-by>Peter </meta:printed-by>
    <meta:print-date>2013-03-14T11:15:41</meta:print-date>
    <meta:document-statistic meta:table-count="0" meta:image-count="0" meta:object-count="0" meta:page-count="12" meta:paragraph-count="553" meta:word-count="2287" meta:character-count="17216" meta:non-whitespace-character-count="12910"/>
  </office:meta>
</office:document-meta>
</file>